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ce858d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d0b68a"/>
    </style:style>
    <style:style style:name="P68" style:family="paragraph" style:parent-style-name="Standard">
      <style:text-properties officeooo:paragraph-rsid="0fdc0816"/>
    </style:style>
    <style:style style:name="P69" style:family="paragraph" style:parent-style-name="Standard">
      <style:text-properties officeooo:paragraph-rsid="0fd655f2"/>
    </style:style>
    <style:style style:name="P70" style:family="paragraph" style:parent-style-name="Standard">
      <style:text-properties officeooo:paragraph-rsid="0ff397b4"/>
    </style:style>
    <style:style style:name="P71" style:family="paragraph" style:parent-style-name="Standard">
      <style:text-properties officeooo:paragraph-rsid="0ff3c339"/>
    </style:style>
    <style:style style:name="P72" style:family="paragraph" style:parent-style-name="Standard">
      <style:text-properties officeooo:paragraph-rsid="0ff658a1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paragraph-properties fo:text-align="center" style:justify-single-word="false"/>
      <style:text-properties officeooo:paragraph-rsid="0e38fc62"/>
    </style:style>
    <style:style style:name="P80" style:family="paragraph" style:parent-style-name="Standard">
      <style:paragraph-properties fo:text-align="center" style:justify-single-word="false"/>
      <style:text-properties officeooo:paragraph-rsid="0e82f1b0"/>
    </style:style>
    <style:style style:name="P81" style:family="paragraph" style:parent-style-name="Standard">
      <style:paragraph-properties fo:text-align="center" style:justify-single-word="false"/>
      <style:text-properties officeooo:paragraph-rsid="1032d702"/>
    </style:style>
    <style:style style:name="P82" style:family="paragraph" style:parent-style-name="Standard">
      <style:paragraph-properties fo:text-align="center" style:justify-single-word="false"/>
      <style:text-properties officeooo:paragraph-rsid="0fd58c4e"/>
    </style:style>
    <style:style style:name="P83" style:family="paragraph" style:parent-style-name="Standard">
      <style:paragraph-properties fo:text-align="center" style:justify-single-word="false"/>
      <style:text-properties officeooo:paragraph-rsid="0e0bda5c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35cc54"/>
    </style:style>
    <style:style style:name="P86" style:family="paragraph" style:parent-style-name="Standard">
      <style:text-properties officeooo:paragraph-rsid="1018685d"/>
    </style:style>
    <style:style style:name="P87" style:family="paragraph" style:parent-style-name="Standard">
      <style:text-properties officeooo:rsid="1035cc54" officeooo:paragraph-rsid="1035cc54"/>
    </style:style>
    <style:style style:name="P88" style:family="paragraph" style:parent-style-name="Standard">
      <style:text-properties officeooo:paragraph-rsid="10435a16"/>
    </style:style>
    <style:style style:name="P89" style:family="paragraph" style:parent-style-name="Standard">
      <style:text-properties officeooo:rsid="10048e31" officeooo:paragraph-rsid="104e2670"/>
    </style:style>
    <style:style style:name="P90" style:family="paragraph" style:parent-style-name="Footnote">
      <style:text-properties officeooo:paragraph-rsid="106e520e"/>
    </style:style>
    <style:style style:name="P91" style:family="paragraph" style:parent-style-name="Footnote">
      <style:text-properties officeooo:paragraph-rsid="10762a52" fo:background-color="transparent"/>
    </style:style>
    <style:style style:name="P92" style:family="paragraph" style:parent-style-name="Standard">
      <style:text-properties officeooo:paragraph-rsid="1077d862"/>
    </style:style>
    <style:style style:name="P9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4" style:family="paragraph" style:parent-style-name="Standard" style:list-style-name="L1">
      <style:paragraph-properties fo:break-before="page"/>
      <style:text-properties officeooo:paragraph-rsid="0fd655f2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3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0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officeooo:rsid="0673d7fc"/>
    </style:style>
    <style:style style:name="T250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language="en" fo:country="GB" officeooo:rsid="0fed6741"/>
    </style:style>
    <style:style style:name="T258" style:family="text">
      <style:text-properties style:font-name="Liberation Mono" fo:font-size="11pt" style:font-size-asian="11pt" style:font-size-complex="11pt"/>
    </style:style>
    <style:style style:name="T259" style:family="text">
      <style:text-properties style:font-name="Liberation Mono"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3"><text:span text:style-name="Strong_20_Emphasis"><text:span text:style-name="T147">Checklist for installing</text:span></text:span><text:span text:style-name="T184"> </text:span><text:span text:style-name="T184"><text:user-field-get text:name="Distro">Debian</text:user-field-get></text:span><text:span text:style-name="T185"><text:s/></text:span><text:span text:style-name="T185"><text:user-field-get text:name="Version">12</text:user-field-get></text:span><text:span text:style-name="T185"><text:s/></text:span><text:span text:style-name="T188">LTS</text:span><text:span text:style-name="T186"><text:note text:id="ftn1" text:note-class="footnote"><text:note-citation>1</text:note-citation><text:note-body><text:p text:style-name="P32"><text:span text:style-name="T171">L</text:span><text:span text:style-name="T172">TS stands for Long-Term Support, and this </text:span><text:span text:style-name="T179">June</text:span><text:span text:style-name="T173"> </text:span><text:span text:style-name="Strong_20_Emphasis"><text:span text:style-name="T100"><text:user-field-get text:name="Releaseyear">2023</text:user-field-get></text:span></text:span><text:span text:style-name="T175"><text:s/>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3">LTS</text:span><text:span text:style-name="T173"> </text:span><text:span text:style-name="T182"><text:user-field-get text:name="Edition">Desktop</text:user-field-get></text:span><text:span text:style-name="T173"><text:s/></text:span><text:span text:style-name="T174">(</text:span><text:span text:style-name="T172">codenamed</text:span><text:span text:style-name="T174"> </text:span><text:span text:style-name="T178">bookworm</text:span><text:span text:style-name="T174">) </text:span><text:span text:style-name="T172">will be </text:span><text:span text:style-name="T177">supported</text:span><text:span text:style-name="T172"> for five years until </text:span><text:span text:style-name="T179">June</text:span><text:span text:style-name="T173"> </text:span><text:span text:style-name="T171">202</text:span><text:span text:style-name="T179">8</text:span><text:span text:style-name="T176">.</text:span></text:p></text:note-body></text:note></text:span><text:span text:style-name="T187"> </text:span><text:span text:style-name="T187"><text:user-field-get text:name="Edition">Desktop</text:user-field-get></text:span><text:span text:style-name="T189">.</text:span></text:p>
      <text:p text:style-name="P50"/>
      <text:p text:style-name="P48"><text:span text:style-name="T18">Fill in the </text:span><text:span text:style-name="Strong_20_Emphasis"><text:span text:style-name="T240"><text:s/></text:span></text:span><text:span text:style-name="Strong_20_Emphasis"><text:span text:style-name="T241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3"><text:span text:style-name="Definition"><text:span text:style-name="T254">user</text:span></text:span><text:span text:style-name="T198"><text:tab/><text:tab/></text:span><text:span text:style-name="T197"> <text:tab/><text:tab/><text:tab/> </text:span><text:span text:style-name="T199"><draw:control text:anchor-type="as-char" svg:y="-0.4cm" draw:z-index="19" draw:name="Gebruiker 1" draw:style-name="gr1" draw:text-style-name="P98" svg:width="6.4cm" svg:height="0.6cm" draw:control="control20"><svg:title>Gebruiker</svg:title><svg:desc>Volledige naam, bijv. Jan Stek</svg:desc></draw:control></text:span><text:span text:style-name="T199"><text:s text:c="2"/></text:span><text:span text:style-name="T200">[</text:span><text:span text:style-name="T205">F</text:span><text:span text:style-name="T206">ull </text:span><text:span text:style-name="T192">na</text:span><text:span text:style-name="T193">me,</text:span><text:span text:style-name="T192"> </text:span><text:span text:style-name="T193">e.g.</text:span><text:span text:style-name="T192"> </text:span><text:span text:style-name="T194">J</text:span><text:span text:style-name="T209">oh</text:span><text:span text:style-name="T194">n </text:span><text:span text:style-name="T196">Doe</text:span><text:span text:style-name="T208">]</text:span></text:p>
      <text:p text:style-name="P92"><text:span text:style-name="Definition"><text:span text:style-name="T191">USER</text:span></text:span><text:span text:style-name="Definition"><text:span text:style-name="T253">na</text:span></text:span><text:span text:style-name="Definition"><text:span text:style-name="T255">me</text:span></text:span><text:span text:style-name="T190"><text:tab/><text:tab/><text:tab/> </text:span><text:span text:style-name="T190"><draw:control text:anchor-type="as-char" svg:y="-0.4cm" draw:z-index="20" draw:name="Gberuikersnaam 2" draw:style-name="gr1" draw:text-style-name="P98" svg:width="6.4cm" svg:height="0.6cm" draw:control="control21"><svg:title>Gebruikersnaam</svg:title><svg:desc>Korte naam, bijv. jan</svg:desc></draw:control></text:span><text:span text:style-name="T190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50">oh</text:span><text:span text:style-name="T148">n</text:span><text:span text:style-name="T149">]</text:span></text:p>
      <text:p text:style-name="P53"><text:span text:style-name="Definition"><text:span text:style-name="T253">COMPUTERNA</text:span></text:span><text:span text:style-name="Definition"><text:span text:style-name="T255">me</text:span></text:span><text:span text:style-name="T210"><text:tab/> </text:span><text:span text:style-name="T253"><draw:control text:anchor-type="as-char" svg:y="-0.4cm" draw:z-index="21" draw:name="Computernaam 1" draw:style-name="gr1" draw:text-style-name="P98" svg:width="6.4cm" svg:height="0.6cm" draw:control="control22"><svg:title>Computernaam</svg:title><svg:desc>Unieke naam van de computer</svg:desc></draw:control></text:span><text:span text:style-name="T253"><text:s text:c="2"/></text:span><text:span text:style-name="T213">[</text:span><text:span text:style-name="T217">N</text:span><text:span text:style-name="T211">a</text:span><text:span text:style-name="T214">me of the</text:span><text:span text:style-name="T211"> compute</text:span><text:span text:style-name="T212">r, </text:span><text:span text:style-name="T214">e.g.</text:span><text:span text:style-name="T215"> </text:span><text:span text:style-name="T216">pc02</text:span><text:span text:style-name="T213">]</text:span></text:p>
      <text:p text:style-name="P53"><text:span text:style-name="Definition"><text:span text:style-name="T219">USER</text:span></text:span><text:span text:style-name="T218"><text:tab/><text:tab/></text:span><text:span text:style-name="T197"> <text:tab/><text:tab/><text:tab/> </text:span><text:span text:style-name="T199"><draw:control text:anchor-type="as-char" svg:y="-0.4cm" draw:z-index="22" draw:name="Gebruiker 2" draw:style-name="gr1" draw:text-style-name="P98" svg:width="6.4cm" svg:height="0.6cm" draw:control="control23"><svg:title>Gebruiker</svg:title><svg:desc>Volledige naam, bijv. Jan Stek</svg:desc></draw:control></text:span><text:span text:style-name="T199"><text:s text:c="2"/></text:span><text:span text:style-name="T200">[</text:span><text:span text:style-name="T205">F</text:span><text:span text:style-name="T201">ull </text:span><text:span text:style-name="T202">na</text:span><text:span text:style-name="T203">me</text:span><text:span text:style-name="T202"> possibly </text:span><text:span text:style-name="T207">2</text:span><text:span text:style-name="T232">nd</text:span><text:span text:style-name="T207"> </text:span><text:span text:style-name="T204">user</text:span><text:span text:style-name="T195">]</text:span></text:p>
      <text:p text:style-name="P92"><text:span text:style-name="Definition"><text:span text:style-name="T219">USERN</text:span></text:span><text:span text:style-name="Definition"><text:span text:style-name="T220">a</text:span></text:span><text:span text:style-name="Definition"><text:span text:style-name="T221">me</text:span></text:span><text:span text:style-name="Definition"><text:span text:style-name="T226"><text:tab/><text:tab/><text:tab/> </text:span></text:span><text:span text:style-name="T226"><draw:control text:anchor-type="as-char" svg:y="-0.4cm" draw:z-index="23" draw:name="Gberuikersnaam 1" draw:style-name="gr1" draw:text-style-name="P98" svg:width="6.4cm" svg:height="0.6cm" draw:control="control24"><svg:title>Gebruikersnaam</svg:title><svg:desc>Korte naam, bijv. jan</svg:desc></draw:control></text:span><text:span text:style-name="T226"><text:s text:c="2"/></text:span><text:span text:style-name="T223">[</text:span><text:span text:style-name="T225">U</text:span><text:span text:style-name="T224">ser</text:span><text:span text:style-name="T222"> </text:span><text:span text:style-name="T228">na</text:span><text:span text:style-name="T229">me</text:span><text:span text:style-name="T228"> possibly </text:span><text:span text:style-name="T231">2</text:span><text:span text:style-name="T233">nd</text:span><text:span text:style-name="T231"> </text:span><text:span text:style-name="T230">user</text:span><text:span text:style-name="T227">]</text:span></text:p>
      <text:p text:style-name="P53"><text:span text:style-name="T151">Replace the </text:span><text:span text:style-name="T163">underlined</text:span><text:span text:style-name="T151"> words in this checklist with those in the </text:span><text:span text:style-name="Strong_20_Emphasis"><text:span text:style-name="T34">te</text:span></text:span><text:span text:style-name="Strong_20_Emphasis"><text:span text:style-name="T50">x</text:span></text:span><text:span text:style-name="Strong_20_Emphasis"><text:span text:style-name="T34">t </text:span></text:span><text:span text:style-name="Strong_20_Emphasis"><text:span text:style-name="T50">box</text:span></text:span><text:span text:style-name="T151">.</text:span></text:p>
      <text:p text:style-name="P7"/>
      <text:p text:style-name="P7"/>
      <text:p text:style-name="P52"><text:span text:style-name="T159">Not yet on Linux?</text:span><text:span text:style-name="T152"><text:tab/></text:span><text:span text:style-name="T157"><text:tab/></text:span><text:span text:style-name="T158">Use</text:span><text:span text:style-name="T153"> </text:span><text:span text:style-name="Strong_20_Emphasis"><text:span text:style-name="T161">Checklist </text:span></text:span><text:span text:style-name="Strong_20_Emphasis"><text:span text:style-name="T162">transfer</text:span></text:span><text:span text:style-name="T153"> o</text:span><text:span text:style-name="T156">n</text:span><text:span text:style-name="T153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4"> </text:span><text:span text:style-name="T156">u</text:span><text:span text:style-name="T154">nder </text:span><text:span text:style-name="T160">Linux</text:span><text:span text:style-name="T155">.</text:span></text:p>
      <text:p text:style-name="P47"><text:span text:style-name="T247">New installation?</text:span><text:span text:style-name="T249"><text:tab/></text:span><text:span text:style-name="T250"></text:span><text:span text:style-name="T251"><text:tab/>Start at chapter </text:span><text:span text:style-name="T248"><text:bookmark-ref text:reference-format="page" text:ref-name="__RefNumPara__4009_12717081281">2</text:bookmark-ref></text:span><text:span text:style-name="T248"><text:s text:c="2"/></text:span><text:span text:style-name="T248"><text:bookmark-ref text:reference-format="text" text:ref-name="__RefNumPara__4009_12717081281">Perform installation</text:bookmark-ref></text:span><text:span text:style-name="T252">.</text:span></text:p>
      <text:p text:style-name="P49"/>
      <text:p text:style-name="P51"><text:span text:style-name="Strong_20_Emphasis"><text:span text:style-name="T29"/></text:span></text:p>
      <text:list xml:id="list641019018" text:style-name="L1">
        <text:list-item>
          <text:p text:style-name="P95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0" draw:name="Vorm3" draw:style-name="gr2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3" draw:name="Vorm 5" draw:style-name="gr2" draw:text-style-name="P99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1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1"><text:span text:style-name="User_20_Entry"><text:span text:style-name="T104">Login any additional </text:span></text:span><text:span text:style-name="Definition"><text:span text:style-name="T236">USER</text:span></text:span><text:span text:style-name="User_20_Entry"><text:span text:style-name="T105">s</text:span></text:span><text:span text:style-name="User_20_Entry"><text:span text:style-name="T107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6" draw:name="Vorm4" draw:style-name="gr2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5">Install </text:span></text:span><text:span text:style-name="Strong_20_Emphasis"><text:span text:style-name="T62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86"><text:span text:style-name="Strong_20_Emphasis"><text:span text:style-name="T60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7">ress the </text:span></text:span><text:span text:style-name="Strong_20_Emphasis"><text:span text:style-name="T138">Super</text:span></text:span><text:span text:style-name="Strong_20_Emphasis"><text:span text:style-name="T33"> </text:span></text:span><text:span text:style-name="Strong_20_Emphasis"><text:span text:style-name="T52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53"> </text:span></text:span><text:span text:style-name="Strong_20_Emphasis"><text:span text:style-name="T61">if</text:span></text:span><text:span text:style-name="Strong_20_Emphasis"><text:span text:style-name="T60"> needed) a</text:span></text:span><text:span text:style-name="Strong_20_Emphasis"><text:span text:style-name="T53">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35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38">Type these t</text:span></text:span><text:span text:style-name="Strong_20_Emphasis"><text:span text:style-name="T54">hree</text:span></text:span><text:span text:style-name="Strong_20_Emphasis"><text:span text:style-name="T38"> commands, each followed by the</text:span></text:span><text:span text:style-name="Strong_20_Emphasis"><text:span text:style-name="T43"> </text:span></text:span><text:span text:style-name="Strong_20_Emphasis"><text:span text:style-name="T139">Enter</text:span></text:span><text:span text:style-name="Strong_20_Emphasis"><text:span text:style-name="T38"> key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0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0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0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58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" draw:name="Vorm6" draw:style-name="gr2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4"><draw:control text:anchor-type="as-char" draw:z-index="14" draw:name="Vorm 7" draw:style-name="gr2" draw:text-style-name="P99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2" office:value-type="string">
            <text:p text:style-name="P86"><text:span text:style-name="Strong_20_Emphasis"><text:span text:style-name="T60">T</text:span></text:span><text:span text:style-name="Strong_20_Emphasis"><text:span text:style-name="T39">ype </text:span></text:span><text:span text:style-name="Strong_20_Emphasis"><text:span text:style-name="T78">menu</text:span></text:span><text:span text:style-name="Strong_20_Emphasis"><text:span text:style-name="T39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39">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35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45">Select </text:span></text:span><text:span text:style-name="Strong_20_Emphasis"><text:span text:style-name="T79">1 <text:s/>Prepar</text:span></text:span><text:span text:style-name="Strong_20_Emphasis"><text:span text:style-name="T82">e </text:span></text:span><text:span text:style-name="Strong_20_Emphasis"><text:span text:style-name="T79">installation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4" office:value-type="string">
            <text:p text:style-name="P60"><text:span text:style-name="Strong_20_Emphasis"><text:span text:style-name="T44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90106797233013" text:continue-numbering="true" text:style-name="L1">
        <text:list-item>
          <text:p text:style-name="P94"><text:bookmark-start text:name="__RefNumPara__4009_12717081281"/><text:span text:style-name="Strong_20_Emphasis"><text:span text:style-name="T164">Perform installation</text:span></text:span><text:bookmark-end text:name="__RefNumPara__4009_12717081281"/></text:p>
        </text:list-item>
      </text:list>
      <text:p text:style-name="P69"><text:span text:style-name="Strong_20_Emphasis"><text:span text:style-name="T16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2" draw:name="Vorm9" draw:style-name="gr2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8"><text:span text:style-name="T165">Boot the computer from</text:span><text:span text:style-name="T167"><text:note text:id="ftn5" text:note-class="footnote"><text:note-citation>1</text:note-citation><text:note-body><text:p text:style-name="P91"><text:span text:style-name="T108">Boot menu/Setup via one of the </text:span><text:span text:style-name="T109">f</text:span><text:span text:style-name="T108">requently used keys:</text:span> <text:span text:style-name="T260">Esc</text:span><text:span text:style-name="T253">, </text:span><text:span text:style-name="T260">Delete</text:span><text:span text:style-name="T253">, </text:span><text:span text:style-name="T260">F1</text:span><text:span text:style-name="T253">, </text:span><text:span text:style-name="T260">F2</text:span><text:span text:style-name="T253">, </text:span><text:span text:style-name="T260">F9</text:span><text:span text:style-name="T253">, </text:span><text:span text:style-name="T260">F10</text:span><text:span text:style-name="T253">, </text:span><text:span text:style-name="T260">F11</text:span><text:span text:style-name="T253">, </text:span><text:span text:style-name="T257">or </text:span><text:span text:style-name="T260">F12</text:span><text:span text:style-name="T253">.</text:span></text:p></text:note-body></text:note></text:span><text:span text:style-name="T165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LTS</text:span><text:span text:style-name="Strong_20_Emphasis"><text:span text:style-name="T142">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T166">Live</text:span><text:span text:style-name="T93"><text:note text:id="ftn6" text:note-class="footnote"><text:note-citation>2</text:note-citation><text:note-body><text:p text:style-name="P8"><text:span text:style-name="T234">From a Live USB stick you can boot and work with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34">without modifying any files on the hard drive and also allows installation of </text:span><text:span text:style-name="Strong_20_Emphasis"><text:span text:style-name="T170"><text:user-field-get text:name="Distro">Debian</text:user-field-get></text:span></text:span><text:span text:style-name="Strong_20_Emphasis"><text:span text:style-name="T170">.</text:span></text:span></text:p></text:note-body></text:note></text:span><text:span text:style-name="T92"> USB stick</text:span><text:span text:style-name="T94"><text:note text:id="ftn7" text:note-class="footnote"><text:note-citation>3</text:note-citation><text:note-body><text:p text:style-name="P90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7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6">Other downloads</text:span></text:span><text:span text:style-name="Strong_20_Emphasis"><text:span text:style-name="T103"> (under Downloads) and then click </text:span></text:span><text:span text:style-name="Strong_20_Emphasis"><text:span text:style-name="T106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10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1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110">, under </text:span></text:span><text:span text:style-name="Strong_20_Emphasis"><text:span text:style-name="T111">Linux</text:span></text:span><text:span text:style-name="Strong_20_Emphasis"><text:span text:style-name="T110">.</text:span></text:span></text:p></text:note-body></text:note></text:span><text:span text:style-name="T9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6">Select </text:span></text:span><text:span text:style-name="Strong_20_Emphasis"><text:span text:style-name="T98">Live </text:span></text:span><text:span text:style-name="Strong_20_Emphasis"><text:span text:style-name="T99">system (amd64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1"><text:span text:style-name="Strong_20_Emphasis"><text:span text:style-name="T64"><draw:control text:anchor-type="as-char" draw:z-index="15" draw:name="Vorm4_ 1" draw:style-name="gr2" draw:text-style-name="P99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58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4"><draw:control text:anchor-type="as-char" draw:z-index="8" draw:name="Vorm13_1" draw:style-name="gr2" draw:text-style-name="P99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7">Start the installation by clicking </text:span></text:span><text:span text:style-name="Strong_20_Emphasis"><text:span text:style-name="T83">Activities</text:span></text:span><text:span text:style-name="Strong_20_Emphasis"><text:span text:style-name="T27"> and clicking </text:span></text:span><text:span text:style-name="Strong_20_Emphasis"><text:span text:style-name="T83">Install Debian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89">When prompted for a password, type '<text:span text:style-name="T258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0">Follow the instructions on the </text:span></text:span><text:span text:style-name="Strong_20_Emphasis"><text:span text:style-name="T131">installation</text:span></text:span><text:span text:style-name="Strong_20_Emphasis"><text:span text:style-name="T132"> screen</text:span></text:span><text:span text:style-name="Strong_20_Emphasis"><text:span text:style-name="T13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5"><text:span text:style-name="Strong_20_Emphasis"><text:span text:style-name="T97"><draw:control text:anchor-type="as-char" draw:z-index="18" draw:name="Vorm13_ 1" draw:style-name="gr2" draw:text-style-name="P99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87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4"><text:span text:style-name="Strong_20_Emphasis"><text:span text:style-name="T97"/></text:span></text:p>
          </table:table-cell>
          <table:table-cell table:style-name="_32_._5f_Installatie_5f_uitvoeren.C10" office:value-type="string">
            <text:p text:style-name="P31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4"><draw:control text:anchor-type="as-char" draw:z-index="3" draw:name="Vorm13" draw:style-name="gr2" draw:text-style-name="P99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4"><text:span text:style-name="Strong_20_Emphasis"><text:span text:style-name="T66">At </text:span></text:span><text:span text:style-name="Strong_20_Emphasis"><text:span text:style-name="T85">Users</text:span></text:span><text:span text:style-name="Strong_20_Emphasis"><text:span text:style-name="T68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15" office:value-type="string">
            <text:p text:style-name="P72"><text:span text:style-name="Strong_20_Emphasis"><text:span text:style-name="T72">E</text:span></text:span><text:span text:style-name="Strong_20_Emphasis"><text:span text:style-name="T65">nter </text:span></text:span><text:span text:style-name="Strong_20_Emphasis"><text:span text:style-name="T85">What is your name</text:span></text:span><text:span text:style-name="Strong_20_Emphasis"><text:span text:style-name="T84"> </text:span></text:span><text:span text:style-name="Definition"><text:span text:style-name="T12">USER</text:span></text:span><text:span text:style-name="Strong_20_Emphasis"><text:span text:style-name="T69">, <text:line-break/></text:span></text:span><text:span text:style-name="Strong_20_Emphasis"><text:span text:style-name="T89">What name do you want to use to log in</text:span></text:span><text:span text:style-name="Strong_20_Emphasis"><text:span text:style-name="T70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0">,<text:line-break/></text:span></text:span><text:span text:style-name="Strong_20_Emphasis"><text:span text:style-name="T90">What is the na</text:span></text:span><text:span text:style-name="Strong_20_Emphasis"><text:span text:style-name="T89">me of </text:span></text:span><text:span text:style-name="Strong_20_Emphasis"><text:span text:style-name="T91">this</text:span></text:span><text:span text:style-name="Strong_20_Emphasis"><text:span text:style-name="T8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0">, </text:span></text:span><text:span text:style-name="Strong_20_Emphasis"><text:span text:style-name="T73">and</text:span></text:span><text:span text:style-name="Strong_20_Emphasis"><text:span text:style-name="T70"><text:line-break/></text:span></text:span><text:span text:style-name="Strong_20_Emphasis"><text:span text:style-name="T71">enter a </text:span></text:span><text:span text:style-name="Strong_20_Emphasis"><text:span text:style-name="T86">password</text:span></text:span><text:span text:style-name="Strong_20_Emphasis"><text:span text:style-name="T71"> twice.</text:span></text:span></text:p>
          </table:table-cell>
        </table:table-row>
      </table:table>
      <text:p text:style-name="P37"><text:span text:style-name="Strong_20_Emphasis"><text:span text:style-name="T67"/></text:span></text:p>
      <text:list xml:id="list90106596926015" text:continue-numbering="true" text:style-name="L1">
        <text:list-item>
          <text:p text:style-name="P97"><text:bookmark-start text:name="__RefNumPara__12966_2272496019"/><text:span text:style-name="Strong_20_Emphasis"><text:span text:style-name="T88">Finish installation</text:span></text:span><text:bookmark-end text:name="__RefNumPara__12966_2272496019"/></text:p>
        </text:list-item>
      </text:list>
      <text:p text:style-name="P3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4" draw:name="Vorm22" draw:style-name="gr2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6"><draw:control text:anchor-type="as-char" draw:z-index="16" draw:name="Vorm4_ 2" draw:style-name="gr2" draw:text-style-name="P9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4"><draw:control text:anchor-type="as-char" draw:z-index="7" draw:name="Vorm4_1" draw:style-name="gr2" draw:text-style-name="P99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35">Install </text:span></text:span><text:span text:style-name="Strong_20_Emphasis"><text:span text:style-name="T63">Debian-</text:span></text:span><text:span text:style-name="Strong_20_Emphasis"><text:span text:style-name="T37">pa</text:span></text:span><text:span text:style-name="Strong_20_Emphasis"><text:span text:style-name="T51">ckage</text:span></text:span><text:span text:style-name="Strong_20_Emphasis"><text:span text:style-name="T37"> kz</text:span></text:span><text:span text:style-name="Strong_20_Emphasis"><text:span text:style-name="T37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86"><text:span text:style-name="Strong_20_Emphasis"><text:span text:style-name="T59">T</text:span></text:span><text:span text:style-name="Strong_20_Emphasis"><text:span text:style-name="T41">ype</text:span></text:span><text:span text:style-name="Strong_20_Emphasis"><text:span text:style-name="T42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3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53">and click the </text:span></text:span><text:span text:style-name="Strong_20_Emphasis"><text:span text:style-name="T76">Terminal</text:span></text:span><text:span text:style-name="Strong_20_Emphasis"><text:span text:style-name="T53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35"/></text:span></text:p>
          </table:table-cell>
          <table:table-cell table:style-name="_33_._5f_Installatie_5f_afronden.C7" office:value-type="string">
            <text:p text:style-name="P70"><text:span text:style-name="T14">Type these t</text:span><text:span text:style-name="T15">hree</text:span><text:span text:style-name="T14"> commands, each followed by the</text:span><text:span text:style-name="Strong_20_Emphasis"><text:span text:style-name="T43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1"><text:span text:style-name="User_20_Entry"><text:span text:style-name="T114">wget karelzimmer.nl/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1"><text:span text:style-name="User_20_Entry"><text:span text:style-name="T114">bash </text:span></text:span><text:span text:style-name="User_20_Entry"><text:span text:style-name="T116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59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64"><draw:control text:anchor-type="as-char" draw:z-index="5" draw:name="Vorm33" draw:style-name="gr2" draw:text-style-name="P9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6"><text:span text:style-name="Strong_20_Emphasis"><text:span text:style-name="T47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4" office:value-type="string">
            <text:p text:style-name="P86"><text:span text:style-name="Strong_20_Emphasis"><text:span text:style-name="T60">T</text:span></text:span><text:span text:style-name="Strong_20_Emphasis"><text:span text:style-name="T47">ype </text:span></text:span><text:span text:style-name="Strong_20_Emphasis"><text:span text:style-name="T80">menu</text:span></text:span><text:span text:style-name="Strong_20_Emphasis"><text:span text:style-name="T47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7">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5"/></text:span></text:p>
          </table:table-cell>
          <table:table-cell table:style-name="_33_._5f_Installatie_5f_afronden.C15" office:value-type="string">
            <text:p text:style-name="P68"><text:span text:style-name="Strong_20_Emphasis"><text:span text:style-name="T46">Se</text:span></text:span><text:span text:style-name="Strong_20_Emphasis"><text:span text:style-name="T55">lect</text:span></text:span><text:span text:style-name="Strong_20_Emphasis"><text:span text:style-name="T46"> </text:span></text:span><text:span text:style-name="Strong_20_Emphasis"><text:span text:style-name="T87">3</text:span></text:span><text:span text:style-name="Strong_20_Emphasis"><text:span text:style-name="T123"> <text:s/></text:span></text:span><text:span text:style-name="Strong_20_Emphasis"><text:span text:style-name="T124">Finish installatio</text:span></text:span><text:span text:style-name="Strong_20_Emphasis"><text:span text:style-name="T125">n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6" office:value-type="string">
            <text:p text:style-name="P61"><text:span text:style-name="Strong_20_Emphasis"><text:span text:style-name="T44">Follow the instructions on the screen.</text:span></text:span></text:p>
          </table:table-cell>
        </table:table-row>
      </table:table>
      <text:p text:style-name="P38"><text:span text:style-name="Strong_20_Emphasis"><text:span text:style-name="T28"><text:tab/></text:span></text:span></text:p>
      <text:p text:style-name="P39"><text:span text:style-name="Strong_20_Emphasis"><text:span text:style-name="T44"/></text:span></text:p>
      <text:list xml:id="list90106253778626" text:continue-numbering="true" text:style-name="L1">
        <text:list-item>
          <text:p text:style-name="P96"><text:span text:style-name="Strong_20_Emphasis"><text:span text:style-name="T16">P</text:span></text:span><text:span text:style-name="Strong_20_Emphasis"><text:span text:style-name="T239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9" draw:name="Vorm36_0" draw:style-name="gr2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79"><text:span text:style-name="Strong_20_Emphasis"><text:span text:style-name="T64"><draw:control text:anchor-type="as-char" draw:z-index="11" draw:name="Vorm36_ 1" draw:style-name="gr2" draw:text-style-name="P99" svg:width="0.35cm" svg:height="0.35cm" draw:control="control12"/></text:span></text:span></text:p>
          </table:table-cell>
          <table:table-cell table:style-name="Tabel2.D1" office:value-type="string">
            <text:p text:style-name="P33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6"><text:note text:id="ftn10" text:note-class="footnote"><text:note-citation>1</text:note-citation><text:note-body><text:p text:style-name="P42"><text:span text:style-name="User_20_Entry"><text:span text:style-name="T128">Login any additional </text:span></text:span><text:span text:style-name="Definition"><text:span text:style-name="T235">USER</text:span></text:span><text:span text:style-name="User_20_Entry"><text:span text:style-name="T129">s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6"><draw:control text:anchor-type="as-char" draw:z-index="17" draw:name="Vorm4_ 3" draw:style-name="gr2" draw:text-style-name="P99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33">Follow the instructions on the </text:span></text:span><text:span text:style-name="Strong_20_Emphasis"><text:span text:style-name="T134">welcome screens</text:span></text:span><text:span text:style-name="Strong_20_Emphasis"><text:span text:style-name="T1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0" draw:name="Vorm36_2" draw:style-name="gr2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0"><text:span text:style-name="Strong_20_Emphasis"><text:span text:style-name="T64"><draw:control text:anchor-type="as-char" draw:z-index="12" draw:name="Vorm36_ 2" draw:style-name="gr2" draw:text-style-name="P99" svg:width="0.35cm" svg:height="0.35cm" draw:control="control13"/></text:span></text:span></text:p>
          </table:table-cell>
          <table:table-cell table:style-name="Tabel2.D5" office:value-type="string">
            <text:p text:style-name="P34"><text:span text:style-name="Strong_20_Emphasis"><text:span text:style-name="T48">Set up the</text:span></text:span><text:span text:style-name="Strong_20_Emphasis"><text:span text:style-name="T49"> </text:span></text:span><text:span text:style-name="Strong_20_Emphasis"><text:span text:style-name="T58">user</text:span></text:span><text:span text:style-name="Definition"><text:span text:style-name="T256">:</text:span>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36"><text:span text:style-name="Strong_20_Emphasis"><text:span text:style-name="T59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0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38">Super</text:span></text:span><text:span text:style-name="Strong_20_Emphasis"><text:span text:style-name="T39"> key</text:span></text:span><text:span text:style-name="Strong_20_Emphasis"><text:span text:style-name="T24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136"> </text:span></text:span><text:span text:style-name="Strong_20_Emphasis"><text:span text:style-name="T137">if</text:span></text:span><text:span text:style-name="Strong_20_Emphasis"><text:span text:style-name="T135"> needed) </text:span></text:span><text:span text:style-name="Strong_20_Emphasis"><text:span text:style-name="T48">and click on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6">Select</text:span></text:span><text:span text:style-name="Strong_20_Emphasis"><text:span text:style-name="T46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2"><text:span text:style-name="Strong_20_Emphasis"><text:span text:style-name="T44">Follow the instructions on the screen.</text:span></text:span></text:p>
          </table:table-cell>
        </table:table-row>
      </table:table>
      <text:p text:style-name="P15"/>
      <text:p text:style-name="P16"/>
      <text:p text:style-name="P67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LTS </text:span></text:span><text:span text:style-name="Strong_20_Emphasis"><text:span text:style-name="T144"><text:user-field-get text:name="Edition">Desktop</text:user-field-get></text:span></text:span><text:span text:style-name="Strong_20_Emphasis"><text:span text:style-name="T144"><text:s/></text:span></text:span><text:span text:style-name="Strong_20_Emphasis"><text:span text:style-name="T145">installation is complete.</text:span></text:span></text:p>
      <text:p text:style-name="P45"/>
      <text:p text:style-name="P54"><text:span text:style-name="Emphasis"><text:span text:style-name="T244">Written</text:span></text:span><text:span text:style-name="Emphasis"><text:span text:style-name="T242"> </text:span></text:span><text:span text:style-name="Emphasis"><text:span text:style-name="T244">by</text:span></text:span><text:span text:style-name="Emphasis"><text:span text:style-name="T24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3">Karel Zimmer</text:span></text:span></text:a><text:span text:style-name="Emphasis"><text:span text:style-name="T242">, </text:span></text:span><text:a xlink:type="simple" xlink:href="https://creativecommons.org/publicdomain/zero/1.0" text:style-name="Internet_20_link" text:visited-style-name="Visited_20_Internet_20_Link"><text:span text:style-name="Emphasis"><text:span text:style-name="T245">CC0 1.0 Universal</text:span></text:span></text:a><text:span text:style-name="Emphasis"><text:span text:style-name="T242">, </text:span></text:span><text:span text:style-name="Strong_20_Emphasis"><text:span text:style-name="T44"><text:user-field-get text:name="Releaseyear">2023</text:user-field-get></text:span></text:span><text:span text:style-name="Strong_20_Emphasis"><text:span text:style-name="T44">-</text:span></text:span><text:span text:style-name="Strong_20_Emphasis"><text:span text:style-name="T44"><text:date style:data-style-name="N10111" text:date-value="2024-01-01T09:01:06.131910961">2024</text:date></text:span></text:span><text:span text:style-name="Emphasis"><text:span text:style-name="T24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1-01T09:01:05.886901854">01/0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1-01T09:01:05.738673897</dc:date>
    <meta:keyword>Installatie</meta:keyword>
    <meta:keyword>Checklist</meta:keyword>
    <meta:keyword>Linux</meta:keyword>
    <meta:editing-cycles>6920</meta:editing-cycles>
    <meta:editing-duration>P12DT5H38M31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2" meta:word-count="597" meta:character-count="3689" meta:non-whitespace-character-count="3125"/>
    <meta:user-defined meta:name="Info 1"/>
    <meta:user-defined meta:name="Info 2"/>
    <meta:user-defined meta:name="Info 3"/>
    <meta:user-defined meta:name="Info 4"/>
  </office:meta>
</office:document-meta>
</file>